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5729in" fo:margin-left="0in" fo:margin-right="2.3521in" table:align="margins"/>
    </style:style>
    <style:style style:name="Tabla1.A" style:family="table-column">
      <style:table-column-properties style:column-width="1.4271in" style:rel-column-width="20451*"/>
    </style:style>
    <style:style style:name="Tabla1.B" style:family="table-column">
      <style:table-column-properties style:column-width="1.8229in" style:rel-column-width="26124*"/>
    </style:style>
    <style:style style:name="Tabla1.C" style:family="table-column">
      <style:table-column-properties style:column-width="1.3229in" style:rel-column-width="18960*"/>
    </style:style>
    <style:style style:name="Tabla1.1" style:family="table-row">
      <style:table-row-properties style:min-row-height="1.1667in"/>
    </style:style>
    <style:style style:name="Tabla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382in" fo:border-left="none" fo:border-right="none" fo:border-top="0.25pt solid #000000" fo:border-bottom="0.25pt solid #000000"/>
    </style:style>
    <style:style style:name="Tabla1.C1" style:family="table-cell">
      <style:table-cell-properties fo:background-color="transparent" fo:padding="0.0382in" fo:border-left="none" fo:border-right="0.25pt solid #000000" fo:border-top="0.25pt solid #000000" fo:border-bottom="0.25pt solid #000000">
        <style:background-image/>
      </style:table-cell-properties>
    </style:style>
    <style:style style:name="Tabla1.A2" style:family="table-cell">
      <style:table-cell-properties fo:padding="0.0382in" fo:border-left="0.25pt solid #000000" fo:border-right="none" fo:border-top="none" fo:border-bottom="0.25pt solid #000000"/>
    </style:style>
    <style:style style:name="Tabla1.B2" style:family="table-cell">
      <style:table-cell-properties fo:padding="0.0382in" fo:border-left="none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Cantarell"/>
    </style:style>
    <style:style style:name="P3" style:family="paragraph" style:parent-style-name="Standard">
      <style:text-properties fo:color="#000080" style:font-name="Cantarell" fo:font-size="10pt" fo:font-weight="normal" officeooo:rsid="0003fe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50%"/>
      <style:text-properties fo:color="#000080" style:font-name="Cantarell" fo:font-size="10pt" fo:font-weight="normal" officeooo:rsid="0003fe3b" officeooo:paragraph-rsid="00238dc6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000080" style:font-name="Cantarell" fo:font-size="6pt" fo:font-weight="normal" officeooo:rsid="0003fe3b" officeooo:paragraph-rsid="00359bff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color="#000080" style:font-name="Cantarell" fo:font-size="6pt" fo:font-weight="normal" officeooo:rsid="0003fe3b" officeooo:paragraph-rsid="00359bff" style:font-size-asian="6pt" style:font-weight-asian="normal" style:font-size-complex="6pt" style:font-weight-complex="normal"/>
    </style:style>
    <style:style style:name="P7" style:family="paragraph" style:parent-style-name="Fram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fo:color="#dc2300" style:font-name="Cantarell" fo:font-size="13pt" fo:font-weight="bold" style:font-size-asian="13pt" style:font-weight-asian="bold" style:font-size-complex="13pt" style:font-weight-complex="bold"/>
    </style:style>
    <style:style style:name="P9" style:family="paragraph" style:parent-style-name="Table_20_Contents">
      <style:text-properties style:font-name="Cantarel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2b9d98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ntarell" fo:font-size="10pt" fo:font-weight="bold" officeooo:paragraph-rsid="002ae9ba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Cantarell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14" style:family="paragraph" style:parent-style-name="Table_20_Contents">
      <style:paragraph-properties fo:line-height="150%"/>
      <style:text-properties style:font-name="Cantarell" fo:font-size="10pt" officeooo:paragraph-rsid="002771e8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ae9ba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normal" officeooo:rsid="000a8818" style:font-weight-asian="normal" style:font-weight-complex="normal"/>
    </style:style>
    <style:style style:name="T6" style:family="text">
      <style:text-properties officeooo:rsid="000a8818"/>
    </style:style>
    <style:style style:name="T7" style:family="text">
      <style:text-properties fo:color="#000080" fo:font-weight="normal" officeooo:rsid="0003fe3b" style:font-weight-asian="normal" style:font-weight-complex="normal"/>
    </style:style>
    <style:style style:name="fr1" style:family="graphic" style:parent-style-name="Frame">
      <style:graphic-properties style:print-content="true" style:protect="none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><draw:frame draw:style-name="fr1" draw:name="image: (patient.photo, 'image/png','3cm','3cm')" text:anchor-type="paragraph" svg:x="0.0854in" svg:y="0.1965in" svg:width="0.6791in" svg:height="0.178in" draw:z-index="0"><draw:text-box><text:p text:style-name="Frame_20_contents"/></draw:text-box></draw:frame><text:placeholder text:placeholder-type="text">&lt;if test="patient.photo"&gt;</text:placeholder></text:p>
            <text:p text:style-name="P6"><text:placeholder text:placeholder-type="text">&lt;/if&gt;</text:placeholder></text:p>
          </table:table-cell>
          <table:table-cell table:style-name="Tabla1.B1" office:value-type="string">
            <text:p text:style-name="P9"/>
            <text:p text:style-name="P12"><text:span text:style-name="T1">Name</text:span> : <text:placeholder text:placeholder-type="text">&lt;patient.rec_name&gt;</text:placeholder> </text:p>
            <text:p text:style-name="P12"/>
            <text:p text:style-name="P3"><text:placeholder text:placeholder-type="text">&lt;if test="patient.dob"&gt;</text:placeholder></text:p>
            <text:p text:style-name="P14"><text:span text:style-name="T5">DoB:</text:span><text:span text:style-name="T7"> </text:span><text:span text:style-name="T6"><text:placeholder text:placeholder-type="text">&lt;format_date(patient.dob, user.language)&gt;</text:placeholder></text:span></text:p>
            <text:p text:style-name="P4"><text:placeholder text:placeholder-type="text">&lt;/if&gt;</text:placeholder></text:p>
            <text:p text:style-name="Standard"/>
            <text:p text:style-name="P12"><text:span text:style-name="T4">Blood Type</text:span><text:span text:style-name="T3"> :</text:span> <text:placeholder text:placeholder-type="text">&lt;patient.blood_type&gt;</text:placeholder> <text:placeholder text:placeholder-type="text">&lt;patient.rh&gt;</text:placeholder></text:p>
            <text:p text:style-name="P13"><text:s/></text:p>
          </table:table-cell>
          <table:table-cell table:style-name="Tabla1.C1" office:value-type="string">
            <text:p text:style-name="P8"><draw:frame draw:style-name="fr2" draw:name="image: (patient.qr, 'image/png','3cm','3cm')" text:anchor-type="paragraph" svg:x="0.0992in" svg:y="0.0717in" svg:width="0.7874in" draw:z-index="1"><draw:text-box fo:min-height="0.1965in"><text:p text:style-name="P7"/></draw:text-box></draw:frame></text:p>
            <text:p text:style-name="P8"/>
          </table:table-cell>
        </table:table-row>
        <table:table-row>
          <table:table-cell table:style-name="Tabla1.A2" office:value-type="string">
            <text:p text:style-name="P11"><text:span text:style-name="T2">ID </text:span><text:placeholder text:placeholder-type="text">&lt;patient.puid&gt;</text:placeholder></text:p>
          </table:table-cell>
          <table:table-cell table:style-name="Tabla1.B2" table:number-columns-spanned="2" office:value-type="string">
            <text:p text:style-name="P10"><text:placeholder text:placeholder-type="text">&lt;patient.gender&gt;</text:placeholder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Linux_X86_64 LibreOffice_project/3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2" meta:word-count="25" meta:character-count="247" meta:non-whitespace-character-count="231"/>
    <meta:user-defined meta:name="Info 1"/>
    <meta:user-defined meta:name="Info 2"/>
    <meta:user-defined meta:name="Info 3"/>
    <meta:user-defined meta:name="Info 4"/>
  </office:meta>
</office:document-meta>
</file>